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solid" draw:fill-color="#adb0b2" draw:opacity="100%" fo:clip="rect(0in, 1.97689in, 0in, 1.97689in)" draw:stroke="none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7777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77777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333333" draw:opacity="100%" draw:stroke="solid" svg:stroke-width="0.01389in" svg:stroke-color="#77777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afafa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afafa" draw:opacity="10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afa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77777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77777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b2b2b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1f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77777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333333" draw:opacity="100%" draw:stroke="solid" svg:stroke-width="0.01389in" svg:stroke-color="#77777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1" draw:master-page-name="Master1-Layout1-title-Diapositivo-de-Título" presentation:presentation-page-layout-name="Master1-PPL1" draw:id="Slide-256">
        <draw:g draw:name="Group 11" draw:id="id63">
          <svg:title/>
          <svg:desc/>
          <draw:custom-shape svg:x="9.19014in" svg:y="2.1912in" svg:width="0.06823in" svg:height="0.26993in" draw:id="id72" draw:style-name="a401" draw:name="Rectangle 12">
            <svg:title/>
            <svg:desc/>
            <text:p text:style-name="a400" text:class-names="" text:cond-style-name=""><text:span text:style-name="a3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19014in" svg:y="1.7894in" svg:width="0.06823in" svg:height="0.26993in" draw:id="id73" draw:style-name="a404" draw:name="Rectangle 13">
            <svg:title/>
            <svg:desc/>
            <text:p text:style-name="a403" text:class-names="" text:cond-style-name=""><text:span text:style-name="a4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21162in" svg:y="1.20179in" svg:width="2.05276in" svg:height="4.32946in" draw:id="id74" draw:style-name="a407" draw:name="Rectangle: Rounded Corners 14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893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35521in" svg:y="1.7894in" svg:width="1.76558in" svg:height="3.14133in" draw:id="id75" draw:style-name="a410" draw:name="Rectangle: Rounded Corners 15">
            <svg:title/>
            <svg:desc/>
            <text:p text:style-name="a409" text:class-names="" text:cond-style-name=""><text:span text:style-name="a40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02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01653in" svg:y="1.54348in" svg:width="0.05046in" svg:height="0.05046in" draw:id="id76" draw:style-name="a413" draw:name="Oval 8">
            <svg:title/>
            <svg:desc/>
            <text:p text:style-name="a412" text:class-names="" text:cond-style-name=""><text:span text:style-name="a41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11735in" svg:y="1.5473in" svg:width="0.34213in" svg:height="0.04302in" draw:id="id77" draw:style-name="a416" draw:name="Rectangle: Rounded Corners 17">
            <svg:title/>
            <svg:desc/>
            <text:p text:style-name="a415" text:class-names="" text:cond-style-name=""><text:span text:style-name="a41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 draw:mirror-vertical="true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20266in" svg:y="1.3732in" svg:width="0.07068in" svg:height="0.07068in" draw:id="id78" draw:style-name="a419" draw:name="Oval 10">
            <svg:title/>
            <svg:desc/>
            <text:p text:style-name="a418" text:class-names="" text:cond-style-name=""><text:span text:style-name="a41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05458in" svg:y="5.04757in" svg:width="0.36684in" svg:height="0.36684in" draw:id="id79" draw:style-name="a422" draw:name="Oval 11">
            <svg:title/>
            <svg:desc/>
            <text:p text:style-name="a421" text:class-names="" text:cond-style-name=""><text:span text:style-name="a42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" draw:id="id64">
          <svg:title/>
          <svg:desc/>
          <draw:custom-shape svg:x="1.97874in" svg:y="0.9998in" svg:width="7.20093in" svg:height="5.0625in" draw:id="id67" draw:style-name="a386" draw:name="Rectangle: Rounded Corners 5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67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1274in" svg:y="5.98267in" svg:width="8.89559in" svg:height="0.10084in" draw:id="id68" draw:style-name="a389" draw:name="Freeform: Shape 6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type="non-primitive" svg:viewBox="0 0 12407609 140651" draw:enhanced-path="M 0 0 L 54798 2767 12407609 2767 12326342 41916 C 12176026 105494 12010762 140651 11837287 140651 L 576066 140651 C 402591 140651 237327 105494 87012 41916 Z N" draw:text-areas="?f30 ?f32 ?f31 ?f33" draw:glue-points="?f19 ?f20 ?f21 ?f22 ?f23 ?f22 ?f24 ?f25 ?f26 ?f27 ?f28 ?f27 ?f29 ?f2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07609"/>
              <draw:equation draw:name="f7" draw:formula="?f4 / 140651"/>
              <draw:equation draw:name="f8" draw:formula="0 * ?f5 / 12407609"/>
              <draw:equation draw:name="f9" draw:formula="0 * ?f4 / 140651"/>
              <draw:equation draw:name="f10" draw:formula="54798 * ?f5 / 12407609"/>
              <draw:equation draw:name="f11" draw:formula="2767 * ?f4 / 140651"/>
              <draw:equation draw:name="f12" draw:formula="12407609 * ?f5 / 12407609"/>
              <draw:equation draw:name="f13" draw:formula="12326342 * ?f5 / 12407609"/>
              <draw:equation draw:name="f14" draw:formula="41916 * ?f4 / 140651"/>
              <draw:equation draw:name="f15" draw:formula="11837287 * ?f5 / 12407609"/>
              <draw:equation draw:name="f16" draw:formula="140651 * ?f4 / 140651"/>
              <draw:equation draw:name="f17" draw:formula="576066 * ?f5 / 12407609"/>
              <draw:equation draw:name="f18" draw:formula="87012 * ?f5 / 12407609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x="1.12664in" svg:y="5.8996in" svg:width="8.8971in" svg:height="0.08506in" draw:id="id69" draw:style-name="a392" draw:name="Rectangle: Rounded Corners 7">
            <svg:title/>
            <svg:desc/>
            <text:p text:style-name="a391" text:class-names="" text:cond-style-name=""><text:span text:style-name="a39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88723in" svg:y="5.8996in" svg:width="1.37591in" svg:height="0.05966in" draw:id="id70" draw:style-name="a395" draw:name="Freeform: Shape 8">
            <svg:title/>
            <svg:desc/>
            <text:p text:style-name="a394" text:class-names="" text:cond-style-name=""><text:span text:style-name="a393" text:class-names=""/></text:p>
            <draw:enhanced-geometry xmlns:dr3d="urn:oasis:names:tc:opendocument:xmlns:dr3d:1.0" draw:type="non-primitive" svg:viewBox="0 0 1919131 83211" draw:enhanced-path="M 0 0 L 1919131 0 1916033 15344 C 1899164 55227 1859673 83211 1813646 83211 L 105484 83211 C 59458 83211 19967 55227 3098 15344 Z N" draw:text-areas="?f26 ?f28 ?f27 ?f29" draw:glue-points="?f17 ?f18 ?f19 ?f18 ?f20 ?f21 ?f22 ?f23 ?f24 ?f23 ?f25 ?f21" draw:glue-point-leaving-directions="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19131"/>
              <draw:equation draw:name="f7" draw:formula="?f4 / 83211"/>
              <draw:equation draw:name="f8" draw:formula="0 * ?f5 / 1919131"/>
              <draw:equation draw:name="f9" draw:formula="0 * ?f4 / 83211"/>
              <draw:equation draw:name="f10" draw:formula="1919131 * ?f5 / 1919131"/>
              <draw:equation draw:name="f11" draw:formula="1916033 * ?f5 / 1919131"/>
              <draw:equation draw:name="f12" draw:formula="15344 * ?f4 / 83211"/>
              <draw:equation draw:name="f13" draw:formula="1813646 * ?f5 / 1919131"/>
              <draw:equation draw:name="f14" draw:formula="83211 * ?f4 / 83211"/>
              <draw:equation draw:name="f15" draw:formula="105484 * ?f5 / 1919131"/>
              <draw:equation draw:name="f16" draw:formula="3098 * ?f5 / 1919131"/>
              <draw:equation draw:name="f17" draw:formula="?f8 / ?f6"/>
              <draw:equation draw:name="f18" draw:formula="?f9 / ?f7"/>
              <draw:equation draw:name="f19" draw:formula="?f10 / ?f6"/>
              <draw:equation draw:name="f20" draw:formula="?f11 / ?f6"/>
              <draw:equation draw:name="f21" draw:formula="?f12 / ?f7"/>
              <draw:equation draw:name="f22" draw:formula="?f13 / ?f6"/>
              <draw:equation draw:name="f23" draw:formula="?f14 / ?f7"/>
              <draw:equation draw:name="f24" draw:formula="?f15 / ?f6"/>
              <draw:equation draw:name="f25" draw:formula="?f16 / ?f6"/>
              <draw:equation draw:name="f26" draw:formula="?f0 / ?f6"/>
              <draw:equation draw:name="f27" draw:formula="?f1 / ?f6"/>
              <draw:equation draw:name="f28" draw:formula="?f2 / ?f7"/>
              <draw:equation draw:name="f29" draw:formula="?f3 / ?f7"/>
            </draw:enhanced-geometry>
          </draw:custom-shape>
          <draw:custom-shape svg:x="2.23891in" svg:y="1.34215in" svg:width="6.68711in" svg:height="4.17254in" draw:id="id71" draw:style-name="a398" draw:name="Rectangle: Rounded Corners 9">
            <svg:title/>
            <svg:desc/>
            <text:p text:style-name="a397" text:class-names="" text:cond-style-name=""><text:span text:style-name="a39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29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65" draw:style-name="a382" draw:name="Marcador de Posição da Imagem 8" svg:x="2.15261in" svg:y="1.25474in" svg:width="6.88335in" svg:height="4.27651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83" draw:name="Imagem 23" svg:x="9.35354in" svg:y="1.74391in" svg:width="1.78592in" svg:height="3.24186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29af8c" draw:opacity="100%" draw:stroke="solid" svg:stroke-width="0.01389in" svg:stroke-color="#1b8065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o-de-Título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estilo de título do Modelo Global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e subtítulo do Modelo Global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e-Objeto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estilo de título do Modelo Global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s estilos do texto de Modelo Global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beçalho-da-Secção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estilo de título do Modelo Global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Conteúdo-Duplo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estilo de título do Modelo Global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o texto de Modelo Global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estilo de título do Modelo Global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s estilos do texto de Modelo Global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 do texto de Modelo Global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ó-Título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estilo de título do Modelo Global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estilo de título do Modelo Global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 do texto de Modelo Global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estilo de título do Modelo Global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que no ícone para adicionar uma imagem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que para editar o estilo de título do Modelo Global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que para editar os estilos do texto de Modelo Global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gundo ní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Quinto ní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Título-Vertical-e-Texto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que para editar o estilo de título do Modelo Global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 para editar os estilos do texto de Modelo Global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gundo ní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ní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Salif Henrique Faustino</meta:initial-creator>
    <dc:creator>Salif Henrique Faustino</dc:creator>
    <meta:creation-date>2022-08-11T23:08:41Z</meta:creation-date>
    <dc:date>2022-08-11T23:14:05Z</dc:date>
    <meta:template xlink:href="Office%20Theme" xlink:type="simple"/>
    <meta:editing-cycles>1</meta:editing-cycles>
    <meta:editing-duration>PT323S</meta:editing-duration>
    <meta:document-statistic meta:paragraph-count="0" meta:word-count="0"/>
  </office:meta>
</office:document-meta>
</file>